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9824" officeooo:paragraph-rsid="00089824"/>
    </style:style>
    <style:style style:name="P2" style:family="paragraph" style:parent-style-name="Standard">
      <style:text-properties officeooo:rsid="00089824" officeooo:paragraph-rsid="00097673"/>
    </style:style>
    <style:style style:name="P3" style:family="paragraph" style:parent-style-name="Standard">
      <style:text-properties officeooo:paragraph-rsid="00089824"/>
    </style:style>
    <style:style style:name="P4" style:family="paragraph" style:parent-style-name="Standard">
      <style:text-properties officeooo:rsid="00093962" officeooo:paragraph-rsid="00093962"/>
    </style:style>
    <style:style style:name="P5" style:family="paragraph" style:parent-style-name="Standard">
      <style:text-properties officeooo:paragraph-rsid="00097673"/>
    </style:style>
    <style:style style:name="P6" style:family="paragraph" style:parent-style-name="Standard">
      <style:text-properties fo:font-weight="bold" officeooo:paragraph-rsid="00097673" style:font-weight-asian="bold" style:font-weight-complex="bold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paragraph-rsid="00097673"/>
    </style:style>
    <style:style style:name="T1" style:family="text">
      <style:text-properties officeooo:rsid="00089824"/>
    </style:style>
    <style:style style:name="T2" style:family="text">
      <style:text-properties officeooo:rsid="00093962"/>
    </style:style>
    <style:style style:name="T3" style:family="text">
      <style:text-properties officeooo:rsid="0009767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97673" style:font-weight-asian="bold" style:font-weight-complex="bold"/>
    </style:style>
    <style:style style:name="T6" style:family="text">
      <style:text-properties fo:font-weight="bold" officeooo:rsid="00093962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cripts/postgresql</text:p>
      <text:p text:style-name="P1">Sudo -u postgres psql -l</text:p>
      <text:p text:style-name="P3"><text:span text:style-name="T1">Sudo -u postgres createdb prueba </text:span></text:p>
      <text:p text:style-name="P3"><text:span text:style-name="T1">Sudo -u postgres createuser -P prueba </text:span></text:p>
      <text:p text:style-name="P3"/>
      <text:p text:style-name="P2"><text:span text:style-name="T6">Acceder a la base de Datos:</text:span></text:p>
      <text:p text:style-name="P2"><text:span text:style-name="T4"><text:s/></text:span>psql -h localhost -U prueba -d prueba</text:p>
      <text:p text:style-name="P1"/>
      <text:p text:style-name="P1"><text:span text:style-name="T5">S</text:span><text:span text:style-name="T4">alir</text:span> \q</text:p>
      <text:p text:style-name="P1">psql -h localhost -U prueba -d prueba &lt;prueba.sql</text:p>
      <text:p text:style-name="P4">psysh</text:p>
      <text:p text:style-name="P4">new PDO(‘motor’, ‘usuario’, ‘contraseña’)</text:p>
      <text:p text:style-name="P6"><text:span text:style-name="T3">Crear una conexión</text:span></text:p>
      <text:p text:style-name="P5"><text:span text:style-name="T2">new PDO(‘pgsql:host=localhost;dbname=prueba’, ‘prueba’, ‘prueba’)</text:span></text:p>
      <text:p text:style-name="P7">$sent = $pdo-&gt;query('SELECT * FROM depart;'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Whitney" svg:font-family="Whitney, 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3T17:47:44.051267638</meta:creation-date>
    <dc:date>2020-10-23T18:43:43.162368293</dc:date>
    <meta:editing-duration>PT25M27S</meta:editing-duration>
    <meta:editing-cycles>1</meta:editing-cycles>
    <meta:document-statistic meta:table-count="0" meta:image-count="0" meta:object-count="0" meta:page-count="1" meta:paragraph-count="13" meta:word-count="58" meta:character-count="409" meta:non-whitespace-character-count="361"/>
    <meta:generator>LibreOffice/6.4.6.2$Linux_X86_64 LibreOffice_project/40$Build-2</meta:generator>
  </office:meta>
</office:document-meta>
</file>